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root motion walking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/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/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 office:value-type="string">
            <text:p>make pushback a separate skill stat</text:p>
          </table:table-cell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office:value-type="string">
            <text:p>Space = attack nearest enemy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 table:number-rows-repeated="2">
          <table:table-cell/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/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3/02/2018</text:date>, <text:time>14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4:22:42.12</dc:date>
    <meta:generator>OpenOffice/4.1.0$Win32 OpenOffice.org_project/410m18$Build-9764</meta:generator>
    <meta:editing-duration>P7DT9H48M13S</meta:editing-duration>
    <meta:editing-cycles>32</meta:editing-cycles>
    <meta:document-statistic meta:table-count="1" meta:cell-count="59" meta:object-count="0"/>
  </office:meta>
</office:document-meta>
</file>